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its resolution = 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l 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red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]/2^22" office:value-type="float" office:value="0" calcext:value-type="float">
            <text:p>0</text:p>
          </table:table-cell>
          <table:table-cell office:value-type="float" office:value="576.09" calcext:value-type="float">
            <text:p>576.0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4" calcext:value-type="float">
            <text:p>4094</text:p>
          </table:table-cell>
          <table:table-cell table:formula="of:=[.F5]/2^22" office:value-type="float" office:value="0.000976085662841797" calcext:value-type="float">
            <text:p>0.000976085662842</text:p>
          </table:table-cell>
          <table:table-cell office:value-type="float" office:value="626.8514" calcext:value-type="float">
            <text:p>626.85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table:formula="of:=[.F6]/2^22" office:value-type="float" office:value="0.000976085662841797" calcext:value-type="float">
            <text:p>0.000976085662842</text:p>
          </table:table-cell>
          <table:table-cell office:value-type="float" office:value="523.8203" calcext:value-type="float">
            <text:p>523.820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table:formula="of:=[.F7]/2^22" office:value-type="float" office:value="0.001953125" calcext:value-type="float">
            <text:p>0.001953125</text:p>
          </table:table-cell>
          <table:table-cell office:value-type="float" office:value="775.1534" calcext:value-type="float">
            <text:p>775.153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76" calcext:value-type="float">
            <text:p>16376</text:p>
          </table:table-cell>
          <table:table-cell table:formula="of:=[.F8]/2^22" office:value-type="float" office:value="0.00390434265136719" calcext:value-type="float">
            <text:p>0.003904342651367</text:p>
          </table:table-cell>
          <table:table-cell office:value-type="float" office:value="623.3735" calcext:value-type="float">
            <text:p>623.373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76" calcext:value-type="float">
            <text:p>20476</text:p>
          </table:table-cell>
          <table:table-cell table:formula="of:=[.F9]/2^22" office:value-type="float" office:value="0.00488185882568359" calcext:value-type="float">
            <text:p>0.004881858825684</text:p>
          </table:table-cell>
          <table:table-cell office:value-type="float" office:value="490.0842" calcext:value-type="float">
            <text:p>490.084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081" calcext:value-type="float">
            <text:p>47081</text:p>
          </table:table-cell>
          <table:table-cell table:formula="of:=[.F10]/2^22" office:value-type="float" office:value="0.0112249851226807" calcext:value-type="float">
            <text:p>0.011224985122681</text:p>
          </table:table-cell>
          <table:table-cell office:value-type="float" office:value="667.2836" calcext:value-type="float">
            <text:p>667.283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081" calcext:value-type="float">
            <text:p>47081</text:p>
          </table:table-cell>
          <table:table-cell table:formula="of:=[.F11]/2^22" office:value-type="float" office:value="0.0112249851226807" calcext:value-type="float">
            <text:p>0.011224985122681</text:p>
          </table:table-cell>
          <table:table-cell office:value-type="float" office:value="490.3146" calcext:value-type="float">
            <text:p>490.314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201" calcext:value-type="float">
            <text:p>51201</text:p>
          </table:table-cell>
          <table:table-cell table:formula="of:=[.F12]/2^22" office:value-type="float" office:value="0.0122072696685791" calcext:value-type="float">
            <text:p>0.012207269668579</text:p>
          </table:table-cell>
          <table:table-cell office:value-type="float" office:value="771.4606" calcext:value-type="float">
            <text:p>771.460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201" calcext:value-type="float">
            <text:p>51201</text:p>
          </table:table-cell>
          <table:table-cell table:formula="of:=[.F13]/2^22" office:value-type="float" office:value="0.0122072696685791" calcext:value-type="float">
            <text:p>0.012207269668579</text:p>
          </table:table-cell>
          <table:table-cell office:value-type="float" office:value="492.7508" calcext:value-type="float">
            <text:p>492.750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502" calcext:value-type="float">
            <text:p>63502</text:p>
          </table:table-cell>
          <table:table-cell table:formula="of:=[.F14]/2^22" office:value-type="float" office:value="0.0151400566101074" calcext:value-type="float">
            <text:p>0.015140056610108</text:p>
          </table:table-cell>
          <table:table-cell office:value-type="float" office:value="494.9679" calcext:value-type="float">
            <text:p>494.967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368" calcext:value-type="float">
            <text:p>94368</text:p>
          </table:table-cell>
          <table:table-cell table:formula="of:=[.F15]/2^22" office:value-type="float" office:value="0.0224990844726562" calcext:value-type="float">
            <text:p>0.022499084472656</text:p>
          </table:table-cell>
          <table:table-cell office:value-type="float" office:value="808.1675" calcext:value-type="float">
            <text:p>808.167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2486" calcext:value-type="float">
            <text:p>282486</text:p>
          </table:table-cell>
          <table:table-cell table:formula="of:=[.F16]/2^22" office:value-type="float" office:value="0.067349910736084" calcext:value-type="float">
            <text:p>0.067349910736084</text:p>
          </table:table-cell>
          <table:table-cell office:value-type="float" office:value="680.9724" calcext:value-type="float">
            <text:p>680.972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782" calcext:value-type="float">
            <text:p>286782</text:p>
          </table:table-cell>
          <table:table-cell table:formula="of:=[.F17]/2^22" office:value-type="float" office:value="0.0683741569519043" calcext:value-type="float">
            <text:p>0.068374156951904</text:p>
          </table:table-cell>
          <table:table-cell office:value-type="float" office:value="784.8992" calcext:value-type="float">
            <text:p>784.899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9404" calcext:value-type="float">
            <text:p>299404</text:p>
          </table:table-cell>
          <table:table-cell table:formula="of:=[.F18]/2^22" office:value-type="float" office:value="0.0713834762573242" calcext:value-type="float">
            <text:p>0.071383476257324</text:p>
          </table:table-cell>
          <table:table-cell office:value-type="float" office:value="494.3694" calcext:value-type="float">
            <text:p>494.369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1418" calcext:value-type="float">
            <text:p>331418</text:p>
          </table:table-cell>
          <table:table-cell table:formula="of:=[.F19]/2^22" office:value-type="float" office:value="0.0790162086486816" calcext:value-type="float">
            <text:p>0.079016208648682</text:p>
          </table:table-cell>
          <table:table-cell office:value-type="float" office:value="974.2034" calcext:value-type="float">
            <text:p>974.2034</text:p>
          </table:table-cell>
        </table:table-row>
      </table:table>
      <table:named-expressions/>
      <table:database-ranges>
        <table:database-range table:name="__Anonymous_Sheet_DB__0" table:target-range-address="Sheet1.D3:Sheet1.H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05:44.85673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9T10:10:11.372847568</meta:creation-date>
    <dc:date>2021-02-09T16:25:05.889434946</dc:date>
    <meta:editing-duration>PT44M20S</meta:editing-duration>
    <meta:editing-cycles>4</meta:editing-cycles>
    <meta:generator>LibreOffice/7.0.4.2$Linux_X86_64 LibreOffice_project/1c5f81ee28659974774060c3fe084e73b3bd074b</meta:generator>
    <meta:document-statistic meta:table-count="1" meta:cell-count="103" meta:object-count="0"/>
  </office:meta>
</office:document-meta>
</file>